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</office:automatic-styles>
  <office:body>
    <office:text>
      <text:p text:style-name="Title">Performance testing with <text:span text:style-name="Source_Text">nbench</text:span></text:p>
      <text:p text:style-name="Text_20_body">The nGraph Compiler stack includes the <text:span text:style-name="Source_Text">nbench</text:span> tool which provides additional methods of assessing or debugging performance issues.</text:p>
      <text:p text:style-name="Text_20_body">If you follow the build process under ../buildlb, the <text:span text:style-name="Source_Text">NGRAPH_TOOLS_ENABLE</text:span> flag defaults to <text:span text:style-name="Source_Text">ON</text:span> and automatically builds <text:span text:style-name="Source_Text">nbench</text:span>. As its name suggests, <text:span text:style-name="Source_Text">nbench</text:span> can be used to benchmark any nGraph-serialized model with a given backend.</text:p>
      <text:p text:style-name="Text_20_body">To benchmark an already-serialized nGraph <text:span text:style-name="Source_Text">.json</text:span> model with, for example, a <text:span text:style-name="Source_Text">CPU</text:span> backend, run <text:span text:style-name="Source_Text">nbench</text:span> as follows.</text:p>
      <text:p text:style-name="P1">$ cd ngraph/build/src/tools</text:p>
      <text:p text:style-name="P2">$ nbench/nbench -b CPU - i 1 -f &lt;serialized_json file&gt;</text:p>
      <text:p text:style-name="First_20_paragraph">Samples for testing can be found under <text:span text:style-name="Source_Text">ngraph/test/models</text:span>.</text:p>
      <text:h text:style-name="Heading_20_1" text:outline-level="1"><text:span text:style-name="Source_Text">nbench</text:span></text:h>
      <text:p text:style-name="P3">Benchmark and nGraph JSON model with a given backend.</text:p>
      <text:p text:style-name="P4"/>
      <text:p text:style-name="P5">SYNOPSIS</text:p>
      <text:p text:style-name="P6"><text:s text:c="4"/>nbench [-f &lt;filename&gt;] [-b &lt;backend&gt;] [-i &lt;iterations&gt;]</text:p>
      <text:p text:style-name="P7">OPTIONS</text:p>
      <text:p text:style-name="P8"><text:s text:c="4"/>-f|--file <text:s text:c="16"/>Serialized model file</text:p>
      <text:p text:style-name="P9"><text:s text:c="4"/>-b|--backend <text:s text:c="13"/>Backend to use (default: CPU)</text:p>
      <text:p text:style-name="P10"><text:s text:c="4"/>-d|--directory <text:s text:c="11"/>Directory to scan for models. All models are benchmarked.</text:p>
      <text:p text:style-name="P11"><text:s text:c="4"/>-i|--iterations <text:s text:c="10"/>Iterations (default: 10)</text:p>
      <text:p text:style-name="P12"><text:s text:c="4"/>-s|--statistics <text:s text:c="10"/>Display op statistics</text:p>
      <text:p text:style-name="P13"><text:s text:c="4"/>-v|--visualize <text:s text:c="11"/>Visualize a model (WARNING: requires Graphviz installed)</text:p>
      <text:p text:style-name="P14"><text:s text:c="4"/>--timing_detail <text:s text:c="10"/>Gather detailed timing</text:p>
      <text:p text:style-name="P15"><text:s text:c="4"/>-w|--warmup_iterations <text:s text:c="3"/>Number of warm-up iterations</text:p>
      <text:p text:style-name="P16"><text:s text:c="4"/>--no_copy_data <text:s text:c="11"/>Disable copy of input/result data every iteration</text:p>
      <text:p text:style-name="P17"><text:s text:c="4"/>--dot <text:s text:c="20"/>Generate Graphviz dot file</text:p>
      <text:p text:style-name="P18"><text:s text:c="4"/>--double_buffer <text:s text:c="10"/>Double buffer inputs and outputs</text:p>
      <text:h text:style-name="Heading_20_2" text:outline-level="2">Use <text:span text:style-name="Source_Text">nbench</text:span> to ease end-to-end debugging for TensorFlow*</text:h>
      <text:p text:style-name="First_20_paragraph">Rather than run a TensorFlow* model "end-to-end" all the time, developers who notice a problem with performance or memory usage can generate a unique serialized model for debugging by using <text:span text:style-name="Source_Text">NGRAPH_ENABLE_SERIALIZE=1</text:span>. This serialized model can then be run and re-run with <text:span text:style-name="Source_Text">nbench</text:span> to efficiently experiment with any changes in <text:span text:style-name="Source_Text">ngraph</text:span> space; developers can make changes and test changes without the overhead of a complete end-to-end compilation for each change.</text:p>
      <text:h text:style-name="Heading_20_2" text:outline-level="2">Find or display version</text:h>
      <text:p text:style-name="First_20_paragraph">If you're working with the ../../python_api/index, the following command may be useful:</text:p>
      <text:p text:style-name="P19">python3 -c "import ngraph as ng; print('nGraph version: ',ng.__version__)";</text:p>
      <text:p text:style-name="First_20_paragraph">To manually build a newer version than is available from the latest <text:a xlink:type="simple" xlink:href="https://pypi.org/project/ngraph-core/" office:name=""><text:span text:style-name="Definition">PyPI</text:span></text:a> (Python Package Index (PyPI)), see our nGraph Python API <text:a xlink:type="simple" xlink:href="https://github.com/NervanaSystems/ngraph/blob/master/python/BUILDING.md" office:name=""><text:span text:style-name="Definition">BUILDING.md</text:span></text:a>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ormance testing with nbench</dc:title>
  </office:meta>
</office:document-meta>
</file>